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7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</style:style>
    <style:style style:name="P8" style:family="paragraph" style:parent-style-name="Standard" style:list-style-name="WWNum2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P9" style:family="paragraph" style:parent-style-name="Salmon_20_MC">
      <style:text-properties fo:font-weight="normal" style:font-weight-asian="normal" style:font-weight-complex="normal"/>
    </style:style>
    <style:style style:name="T1" style:family="text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T2" style:family="text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 style:font-weight-complex="bold"/>
    </style:style>
    <style:style style:name="T3" style:family="text"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T4" style:family="text"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T5" style:family="text">
      <style:text-properties style:font-name="Times New Roman1" fo:font-size="10.5pt" fo:language="en" fo:country="US" fo:font-style="italic" style:font-size-asian="10.5pt" style:language-asian="en" style:country-asian="US" style:font-style-asian="italic" style:font-name-complex="Times New Roman2" style:font-size-complex="10.5pt" style:language-complex="ar" style:country-complex="SA" style:font-weight-complex="bold"/>
    </style:style>
    <style:style style:name="T6" style:family="text"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/>
    </style:style>
    <style:style style:name="T7" style:family="text"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 style:font-weight-complex="bold"/>
    </style:style>
    <style:style style:name="T8" style:family="text"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T9" style:family="text">
      <style:text-properties style:font-name="Times New Roman1" fo:font-size="10.5pt" fo:language="en" fo:country="US" style:text-underline-style="none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JOR CONCEPTS: UNIT 2 EXAM</text:p>
      <text:p text:style-name="P1"><text:span text:style-name="T4">Chapter 8 Learning </text:span><text:span text:style-name="T2">(If it’s in </text:span><text:span text:style-name="T4">BOLD TYPE</text:span><text:span text:style-name="T2">, then KNOW IT)</text:span></text:p>
      <text:p text:style-name="P3"><text:tab/>NOTE: “Compare and contrast” means to define and explain similarities and differences between terms/concepts</text:p>
      <text:p text:style-name="P1"><text:span text:style-name="T1"><text:tab/></text:span><text:span text:style-name="T2">If it’s in </text:span><text:span text:style-name="T5">ITALICS, </text:span><text:span text:style-name="T2">then will only be covered in lecture (not in textbook)</text:span></text:p>
      <text:p text:style-name="P4">Chapter 8</text:p>
      <text:list xml:id="list1265404746" text:style-name="WWNum2">
        <text:list-item>
          <text:p text:style-name="P8"><text:span text:style-name="T1">Compare and contrast the unlearned behaviors of </text:span><text:span text:style-name="T3">reflexes </text:span><text:span text:style-name="T1">and </text:span><text:span text:style-name="T3">instincts. </text:span></text:p>
        </text:list-item>
      </text:list>
      <text:p text:style-name="P6"/>
      <text:p text:style-name="Salmon_20_MC"><text:span text:style-name="T10">reflexes</text:span>: automatic, involuntary response to environmental stimuli. do not require use of brain like instincts do</text:p>
      <text:p text:style-name="Salmon_20_MC"><text:tab/>&gt;&gt; iris constricts when you see bright light</text:p>
      <text:p text:style-name="Salmon_20_MC"><text:tab/>&gt;&gt; hand jerks away from stove</text:p>
      <text:p text:style-name="Salmon_20_MC"/>
      <text:p text:style-name="Salmon_20_MC"><text:span text:style-name="T10">instincts / fixed action patterns</text:span>: inborn complex behavior pattern elicited by environmental stimuli</text:p>
      <text:p text:style-name="Salmon_20_MC"><text:tab/>&gt;&gt; sex</text:p>
      <text:p text:style-name="Salmon_20_MC"><text:tab/>&gt;&gt; talking like a fucking idiot to small children. children perceive speech better at higher pitch</text:p>
      <text:p text:style-name="P5"/>
      <text:list xml:id="list1367844094" text:continue-numbering="true" text:style-name="WWNum2">
        <text:list-item>
          <text:p text:style-name="P8"><text:span text:style-name="T1">Define </text:span><text:span text:style-name="T4">learning. </text:span><text:span text:style-name="T2">Describe how the theory of behaviorism</text:span><text:span text:style-name="T4"> </text:span><text:span text:style-name="T2">relates to learning. Compare and contrast </text:span><text:span text:style-name="T4">non-associative learning</text:span><text:span text:style-name="T2"> and </text:span><text:span text:style-name="T4">associative learning</text:span><text:span text:style-name="T2">. Compare and contrast </text:span><text:span text:style-name="T4">habituation</text:span><text:span text:style-name="T2"> and </text:span><text:span text:style-name="T4">sensitization </text:span><text:span text:style-name="T2">and consider examples</text:span><text:span text:style-name="T4">. </text:span><text:span text:style-name="T2">Consider the type of associations that are learned via </text:span><text:span text:style-name="T4">classical conditioning, operant conditioning, </text:span><text:span text:style-name="T2">and </text:span><text:span text:style-name="T4">observational learning. </text:span></text:p>
        </text:list-item>
      </text:list>
      <text:p text:style-name="P7"><text:span text:style-name="T4"/></text:p>
      <text:p text:style-name="Salmon_20_MC"><text:span text:style-name="T8">learning</text:span><text:span text:style-name="T1">: permanent change in behavior due to experience</text:span></text:p>
      <text:p text:style-name="Salmon_20_MC"><text:span text:style-name="T1"/></text:p>
      <text:p text:style-name="Salmon_20_MC"><text:span text:style-name="T8">non-associative learning</text:span><text:span text:style-name="T1">: repeated exposure to one stimulus alters how a person responds</text:span></text:p>
      <text:p text:style-name="Salmon_20_MC"><text:span text:style-name="T9"><text:tab/></text:span><text:span text:style-name="T8">habituation</text:span><text:span text:style-name="T1">: repeated exposure to consistent stimulus decreases responsiveness to it (desensitization). <text:tab/>occurs over days/weeks, kind of like sensory habituation but takes longer</text:span></text:p>
      <text:p text:style-name="Salmon_20_MC"><text:span text:style-name="T1"><text:tab/><text:tab/>&gt;&gt; living with sound forever, then move to a quiet place. trouble sleeping for ~3 weeks</text:span></text:p>
      <text:p text:style-name="Salmon_20_MC"><text:span text:style-name="T9"><text:tab/></text:span><text:span text:style-name="T8">sensitization</text:span><text:span text:style-name="T1">: exposure to a really intense, unexpected stimulus increases sensitivity/responsiveness to <text:tab/>other stimuli</text:span></text:p>
      <text:p text:style-name="Salmon_20_MC"><text:span text:style-name="T1"><text:tab/><text:tab/>&gt;&gt; loud noise will make you hear all really quiet noise after loudness stops</text:span></text:p>
      <text:p text:style-name="Salmon_20_MC"><text:span text:style-name="T1"/></text:p>
      <text:p text:style-name="Salmon_20_MC"><text:span text:style-name="T8">associative learning</text:span><text:span text:style-name="T1">: learning associations between two stimuli, a stimulus and behavior, or a behavior and its consequence</text:span></text:p>
      <text:p text:style-name="Salmon_20_MC"><text:span text:style-name="T9"><text:tab/></text:span><text:span text:style-name="T8">classical conditioning</text:span><text:span text:style-name="T1">: stimulus-response learning. between two environmental stimuli</text:span></text:p>
      <text:p text:style-name="Salmon_20_MC"><text:span text:style-name="T1"><text:tab/><text:tab/>&gt;&gt; unconscious behaviors. changes reflexes and instincts</text:span></text:p>
      <text:p text:style-name="Salmon_20_MC"><text:span text:style-name="T9"><text:tab/></text:span><text:span text:style-name="T8">operant conditioning</text:span><text:span text:style-name="T1">: response-consequence learning. how environment can influence way you <text:tab/>behave</text:span></text:p>
      <text:p text:style-name="Salmon_20_MC"><text:span text:style-name="T1"><text:tab/><text:tab/>&gt;&gt; school</text:span></text:p>
      <text:p text:style-name="Salmon_20_MC"><text:span text:style-name="T9"><text:tab/></text:span><text:span text:style-name="T8">observational (social) learning</text:span><text:span text:style-name="T1">: observe classical/operant conditioning of another person</text:span></text:p>
      <text:p text:style-name="P7"><text:span text:style-name="T4"/></text:p>
      <text:list xml:id="list2097863714" text:continue-numbering="true" text:style-name="WWNum2">
        <text:list-item>
          <text:p text:style-name="P8"><text:span text:style-name="T1">Describe </text:span><text:span text:style-name="T4">Ivan Pavlov’s </text:span><text:span text:style-name="T1">discovery of </text:span><text:span text:style-name="T4">classical conditioning. </text:span></text:p>
        </text:list-item>
      </text:list>
      <text:p text:style-name="P7"><text:span text:style-name="T4"/></text:p>
      <text:p text:style-name="P9"><text:span text:style-name="T1">dogs start salivating when they hear the dinner bell! </text:span></text:p>
      <text:p text:style-name="P9"><text:span text:style-name="T1"/></text:p>
      <text:p text:style-name="P9"><text:span text:style-name="T1">US: meat in front of you</text:span></text:p>
      <text:p text:style-name="P9"><text:span text:style-name="T1">UR: salivation due to seeing meat</text:span></text:p>
      <text:p text:style-name="P9"><text:span text:style-name="T1">CS: dinner bell right before meat shows up</text:span></text:p>
      <text:p text:style-name="P9"><text:span text:style-name="T1">CR: salivation due to DINNER BELL </text:span></text:p>
      <text:p text:style-name="P7"><text:span text:style-name="T4"/></text:p>
      <text:list xml:id="list711095828" text:continue-numbering="true" text:style-name="WWNum2">
        <text:list-item>
          <text:p text:style-name="P8"><text:span text:style-name="T1">Define </text:span><text:span text:style-name="T4">classical conditioning (S-R learning) </text:span><text:span text:style-name="T1">and consider examples of this type of learning. What types of behaviors/responses does classical conditioning apply to?</text:span></text:p>
        </text:list-item>
      </text:list>
      <text:p text:style-name="P7"><text:span text:style-name="T1"/></text:p>
      <text:p text:style-name="Salmon_20_MC"><text:span text:style-name="T8">classical conditioning (S-R learning)</text:span><text:span text:style-name="T1">: learn an association between two environmental stimuli. only involves reflexive behaviors. instinct or reflex is altered as a result of environmental stimuli</text:span></text:p>
      <text:p text:style-name="Salmon_20_MC"><text:span text:style-name="T1"><text:tab/>&gt;&gt; affects emotions, sexual responses, immune system, etc.</text:span></text:p>
      <text:p text:style-name="P7"><text:span text:style-name="T1"/></text:p>
      <text:list xml:id="list472030575" text:continue-numbering="true" text:style-name="WWNum2">
        <text:list-item>
          <text:p text:style-name="P8"><text:span text:style-name="T1">Consider the 3 phases of conditioning and explain the role of </text:span><text:span text:style-name="T4">acquisition</text:span><text:span text:style-name="T2"> in these phases</text:span><text:span text:style-name="T1">. Define </text:span><text:span text:style-name="T4">unconditioned stimulus (US), unconditioned response (UR), conditioned stimulus (CS), </text:span><text:span text:style-name="T1">and </text:span><text:span text:style-name="T4">conditioned response (CR) </text:span><text:span text:style-name="T1">and explain the role of each in classical conditioning- be prepared to apply these terms to examples. </text:span></text:p>
        </text:list-item>
      </text:list>
      <text:p text:style-name="P7"><text:span text:style-name="T1"/></text:p>
      <text:p text:style-name="Salmon_20_MC"><text:soft-page-break/><text:span text:style-name="T8">Phases</text:span><text:span text:style-name="T9">: acquisition, extinction, </text:span></text:p>
      <text:p text:style-name="Salmon_20_MC"><text:span text:style-name="T8"/></text:p>
      <text:p text:style-name="Salmon_20_MC"><text:span text:style-name="T8">acquisition</text:span><text:span text:style-name="T1">: stage where you pair US with CS</text:span></text:p>
      <text:p text:style-name="Salmon_20_MC"><text:span text:style-name="T1"/></text:p>
      <text:p text:style-name="Salmon_20_MC"><text:span text:style-name="T8">unconditioned stimulus (US)</text:span><text:span text:style-name="T1">: unconditioned = unlearned, automatic. any environmental stimulus that naturally and automatically causes an instinctive/reflexive response in all organisms. doesn't require learning.</text:span></text:p>
      <text:p text:style-name="Salmon_20_MC"><text:span text:style-name="T1"><text:tab/>&gt;&gt; loud unexpected noises</text:span></text:p>
      <text:p text:style-name="Salmon_20_MC"><text:span text:style-name="T1"><text:tab/>&gt;&gt; doing a line of coke</text:span></text:p>
      <text:p text:style-name="Salmon_20_MC"><text:span text:style-name="T1"/></text:p>
      <text:p text:style-name="Salmon_20_MC"><text:span text:style-name="T8">unconditioned response (UR)</text:span><text:span text:style-name="T1">: response = measurable action, internal or external</text:span></text:p>
      <text:p text:style-name="Salmon_20_MC"><text:span text:style-name="T1"><text:tab/>&gt;&gt; people jump (startled response) when they hear loud unexpected noises</text:span></text:p>
      <text:p text:style-name="Salmon_20_MC"><text:span text:style-name="T1"/></text:p>
      <text:p text:style-name="Salmon_20_MC"><text:span text:style-name="T8">conditioned stimulus (CS)</text:span><text:span text:style-name="T1">: conditioned = learned. neutral stimulus that acquires the capacity to cause a response through learning an association</text:span></text:p>
      <text:p text:style-name="Salmon_20_MC"><text:span text:style-name="T1"/></text:p>
      <text:p text:style-name="Salmon_20_MC"><text:span text:style-name="T8">conditioned response (CR)</text:span><text:span text:style-name="T1">: previously triggered by US but now triggered by CS because learning</text:span></text:p>
      <text:p text:style-name="Salmon_20_MC"><text:span text:style-name="T1"/></text:p>
      <text:p text:style-name="Salmon_20_MC"><text:span text:style-name="T1">only difference between CR and UR is what triggers it. if UR is fear, CR is fear. UR = nausea, CR = nausea.</text:span></text:p>
      <text:p text:style-name="P7"><text:span text:style-name="T1"/></text:p>
      <text:list xml:id="list2092098531" text:continue-numbering="true" text:style-name="WWNum2">
        <text:list-item>
          <text:p text:style-name="P8"><text:span text:style-name="T1">Define </text:span><text:span text:style-name="T4">extinction, spontaneous recovery, generalization, </text:span><text:span text:style-name="T1">and </text:span><text:span text:style-name="T4">discrimination</text:span><text:span text:style-name="T1"> with regard to classical conditioning. Be prepared to apply these terms to examples. Define </text:span><text:span text:style-name="T3">higher order conditioning </text:span><text:span text:style-name="T1">and consider examples. </text:span></text:p>
        </text:list-item>
      </text:list>
      <text:p text:style-name="P7"><text:span text:style-name="T1"/></text:p>
      <text:p text:style-name="Salmon_20_MC"><text:span text:style-name="T8">extinction</text:span><text:span text:style-name="T1">: after learning, US is removed so CS can cause CR by itself. After lots of CS without US, CR goes away slowly</text:span></text:p>
      <text:p text:style-name="Salmon_20_MC"><text:span text:style-name="T1"/></text:p>
      <text:p text:style-name="Salmon_20_MC"><text:span text:style-name="T8">spontaneous recovery</text:span><text:span text:style-name="T1">: after a period of rest after learning, CS gives CR again</text:span></text:p>
      <text:p text:style-name="Salmon_20_MC"><text:span text:style-name="T1"><text:tab/>&gt;&gt; guy wrecked on ice once, after driving on it that winter he relaxed, year later he freaked</text:span></text:p>
      <text:p text:style-name="Salmon_20_MC"><text:span text:style-name="T1"/></text:p>
      <text:p text:style-name="Salmon_20_MC"><text:span text:style-name="T8">generalization</text:span><text:span text:style-name="T1">: </text:span></text:p>
      <text:p text:style-name="Salmon_20_MC"><text:span text:style-name="T1"/></text:p>
      <text:p text:style-name="Salmon_20_MC"><text:span text:style-name="T8">discrimination</text:span><text:span text:style-name="T1">:</text:span></text:p>
      <text:p text:style-name="Salmon_20_MC"><text:span text:style-name="T1"/></text:p>
      <text:p text:style-name="Salmon_20_MC"><text:span text:style-name="T8">higher order conditioning</text:span><text:span text:style-name="T1">:</text:span></text:p>
      <text:p text:style-name="P7"><text:span text:style-name="T1"/></text:p>
      <text:list xml:id="list1151073075" text:continue-numbering="true" text:style-name="WWNum2">
        <text:list-item>
          <text:p text:style-name="P8"><text:span text:style-name="T1">Define </text:span><text:span text:style-name="T3">inhibition </text:span><text:span text:style-name="T1">and </text:span><text:span text:style-name="T3">latent inhibition </text:span><text:span text:style-name="T1">as reviewed in the textbook. Consider examples of each. </text:span></text:p>
        </text:list-item>
        <text:list-item>
          <text:p text:style-name="P8"><text:span text:style-name="T1">Define </text:span><text:span text:style-name="T6">conditioned emotional response</text:span><text:span text:style-name="T3"> </text:span><text:span text:style-name="T1">and consider how this relates to </text:span><text:span text:style-name="T6">phobias</text:span><text:span text:style-name="T3"> </text:span><text:span text:style-name="T1">as discussed in lecture. Consider examples. Describe </text:span><text:span text:style-name="T3">John </text:span><text:span text:style-name="T4">Watson’s</text:span><text:span text:style-name="T1"> conditioning experiment with Little Albert as discussed in lecture. Relate this to the conditioning of emotions and phobias.</text:span></text:p>
        </text:list-item>
        <text:list-item>
          <text:p text:style-name="P8"><text:span text:style-name="T1">Define </text:span><text:span text:style-name="T6">biological preparedness</text:span><text:span text:style-name="T3"> </text:span><text:span text:style-name="T1">as discussed in lecture and describe how this may affect classical conditioning (i.e., for phobias). Consider examples of this concept. </text:span><text:span text:style-name="T3"><text:s/></text:span></text:p>
        </text:list-item>
        <text:list-item>
          <text:p text:style-name="P8"><text:span text:style-name="T1">Describe the </text:span><text:span text:style-name="T6">placebo effect</text:span><text:span text:style-name="T3"> </text:span><text:span text:style-name="T1">as discussed in lecture and consider how this relates to cognition and classical conditioning. Consider examples. </text:span></text:p>
        </text:list-item>
        <text:list-item>
          <text:p text:style-name="P8"><text:span text:style-name="T1">Consider how classical conditioning is related to drug cravings and addiction. Describe the </text:span><text:span text:style-name="T6">conditioned compensatory response</text:span><text:span text:style-name="T3"> </text:span><text:span text:style-name="T1">as discussed in lecture and consider how this relates to drug overdoses and classical conditioning. Consider the application of classical conditioning principles in the following areas: therapy (</text:span><text:span text:style-name="T3">aversion therapy </text:span><text:span text:style-name="T1">as reviewed in the textbook</text:span><text:span text:style-name="T3">, systematic desensitization</text:span><text:span text:style-name="T1">), advertising, attitudes and prejudice (as reviewed in the textbook), </text:span><text:span text:style-name="T3">taste aversion</text:span><text:span text:style-name="T1">, and immune system response. </text:span></text:p>
        </text:list-item>
        <text:list-item>
          <text:p text:style-name="P8"><text:span text:style-name="T1">Define </text:span><text:span text:style-name="T4">operant conditioning (R-C learning) </text:span><text:span text:style-name="T1">and consider examples of this type of learning. What types of behaviors/responses does operant conditioning apply to?</text:span></text:p>
        </text:list-item>
        <text:list-item>
          <text:p text:style-name="P8"><text:span text:style-name="T1">Define </text:span><text:span text:style-name="T4">B.F. Skinner’s </text:span><text:span text:style-name="T1">concept of </text:span><text:span text:style-name="T7">reinforcement</text:span><text:span text:style-name="T4"> </text:span><text:span text:style-name="T1">and explain how this relates to </text:span><text:span text:style-name="T3">Thorndike’s </text:span><text:span text:style-name="T4">law of effect </text:span><text:span text:style-name="T2">as discussed in lecture. Describe a </text:span><text:span text:style-name="T4">Skinner Box</text:span><text:span text:style-name="T7">. </text:span></text:p>
        </text:list-item>
        <text:list-item>
          <text:p text:style-name="P8"><text:span text:style-name="T1">Compare and contrast </text:span><text:span text:style-name="T3">reinforcement </text:span><text:span text:style-name="T1">and </text:span><text:span text:style-name="T3">punishment</text:span><text:span text:style-name="T1">. Describe </text:span><text:span text:style-name="T3">positive </text:span><text:span text:style-name="T1">and </text:span><text:span text:style-name="T3">negative reinforcement </text:span><text:span text:style-name="T1">as well as </text:span><text:span text:style-name="T3">positive </text:span><text:span text:style-name="T1">and </text:span><text:span text:style-name="T3">negative punishment</text:span><text:span text:style-name="T1">. Consider examples of each type of consequence. Describe the </text:span><text:span text:style-name="T3">Premack Principle </text:span><text:span text:style-name="T1">as it relates to reinforcement. Consider examples. <text:s/></text:span></text:p>
        </text:list-item>
        <text:list-item>
          <text:p text:style-name="P8"><text:span text:style-name="T1">Describe some challenges/problems with </text:span><text:span text:style-name="T4">punishment </text:span><text:span text:style-name="T2">as discussed in lecture (also see notes and handout online). What can be done to</text:span><text:span text:style-name="T1"> </text:span><text:span text:style-name="T2">help make punishment most effective?</text:span></text:p>
        </text:list-item>
        <text:list-item>
          <text:p text:style-name="P8"><text:span text:style-name="T1">Compare and contrast </text:span><text:span text:style-name="T7">primary reinforcers</text:span><text:span text:style-name="T4"> </text:span><text:span text:style-name="T1">and </text:span><text:span text:style-name="T7">secondary reinforcers</text:span><text:span text:style-name="T4"> </text:span><text:span text:style-name="T2">as discussed in lecture. </text:span><text:span text:style-name="T1">Be prepared to apply these </text:span><text:soft-page-break/><text:span text:style-name="T1">terms to examples. Describe </text:span><text:span text:style-name="T6">behavior modification</text:span><text:span text:style-name="T3"> </text:span><text:span text:style-name="T1">techniques and consider examples discussed in lecture. </text:span></text:p>
        </text:list-item>
        <text:list-item>
          <text:p text:style-name="P8"><text:span text:style-name="T1">Compare and contrast </text:span><text:span text:style-name="T6">immediate reinforcement</text:span><text:span text:style-name="T3"> </text:span><text:span text:style-name="T1">and </text:span><text:span text:style-name="T6">delayed reinforcement</text:span><text:span text:style-name="T3"> </text:span><text:span text:style-name="T1">as discussed in lecture. How do these relate to self-control? Consider examples of each type of reinforcement. </text:span></text:p>
        </text:list-item>
        <text:list-item>
          <text:p text:style-name="P8"><text:span text:style-name="T1">How does </text:span><text:span text:style-name="T7">stimulus control</text:span><text:span text:style-name="T4"> </text:span><text:span text:style-name="T1">relate to operant responses? Define </text:span><text:span text:style-name="T6">discriminative stimulus</text:span><text:span text:style-name="T3"> </text:span><text:span text:style-name="T1">and describe how this relates to </text:span><text:span text:style-name="T7">discrimination</text:span><text:span text:style-name="T4"> </text:span><text:span text:style-name="T2">and </text:span><text:span text:style-name="T7">generalization</text:span><text:span text:style-name="T4"> </text:span><text:span text:style-name="T2">in operant responses as discussed in lecture</text:span><text:span text:style-name="T1">. Define </text:span><text:span text:style-name="T4">extinction </text:span><text:span text:style-name="T1">with regards to operant conditioning. Be prepared to apply all these terms to examples. Compare and contrast these operant processes with the same processes in classical conditioning. </text:span></text:p>
        </text:list-item>
        <text:list-item>
          <text:p text:style-name="P8"><text:span text:style-name="T1">Describe </text:span><text:span text:style-name="T4">shaping/ method of successive approximations</text:span><text:span text:style-name="T2"> </text:span><text:span text:style-name="T1">and consider examples. <text:s/></text:span></text:p>
        </text:list-item>
        <text:list-item>
          <text:p text:style-name="P8"><text:span text:style-name="T1">Compare and contrast </text:span><text:span text:style-name="T4">continuous reinforcement</text:span><text:span text:style-name="T1"> and </text:span><text:span text:style-name="T4">partial reinforcement</text:span><text:span text:style-name="T1">. Which promotes quicker acquisition? Which is the most resistant to extinction?</text:span></text:p>
        </text:list-item>
        <text:list-item>
          <text:p text:style-name="P8"><text:span text:style-name="T1">Describe </text:span><text:span text:style-name="T4">fixed</text:span><text:span text:style-name="T1"> and </text:span><text:span text:style-name="T4">variable interval schedules </text:span><text:span text:style-name="T1">as well as </text:span><text:span text:style-name="T4">fixed </text:span><text:span text:style-name="T1">and </text:span><text:span text:style-name="T4">variable ratio schedules. </text:span><text:span text:style-name="T1">Consider examples of each. </text:span><text:span text:style-name="T1">Which of these generates the most rapid and steady response rate with the highest resistance to extinction?</text:span></text:p>
        </text:list-item>
        <text:list-item>
          <text:p text:style-name="P8"><text:span text:style-name="T1">Define </text:span><text:span text:style-name="T4">Albert Bandura’s </text:span><text:span text:style-name="T1">theory of </text:span><text:span text:style-name="T4">observational learning</text:span><text:span text:style-name="T1"> </text:span><text:span text:style-name="T3">(social learning theory) </text:span><text:span text:style-name="T1">and explain how it relates to classical and operant conditioning. Define </text:span><text:span text:style-name="T6">modeling</text:span><text:span text:style-name="T1"> as discussed in lecture and consider examples. Discuss how the processes of attention, retention, reproduction, and motivation relate to this form of learning. </text:span></text:p>
        </text:list-item>
        <text:list-item>
          <text:p text:style-name="P8"><text:span text:style-name="T1">Describe Bandura’s </text:span><text:span text:style-name="T3">Bobo doll experiments </text:span><text:span text:style-name="T1">and consider the implications for corporal punishment, aggressive models, and violent media exposure with children. <text:s text:c="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lmon_20_MC" style:display-name="Salmon MC" style:family="paragraph" style:parent-style-name="Standard" style:class="text">
      <style:paragraph-properties fo:margin="100%" fo:margin-left="0.5in" fo:margin-right="0.5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 style:font-name="Times New Roman1" fo:font-size="10.5pt" fo:language="en" fo:country="US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10-08T14:07:53</meta:creation-date>
    <dc:date>2015-10-08T15:16:02</dc:date>
    <meta:editing-cycles>31</meta:editing-cycles>
    <meta:editing-duration>PT1H3M5S</meta:editing-duration>
    <dc:creator>Tara Moses</dc:creator>
    <meta:generator>LibreOffice/3.5$Linux_x86 LibreOffice_project/350m1$Build-2</meta:generator>
    <meta:document-statistic meta:table-count="0" meta:image-count="0" meta:object-count="0" meta:page-count="3" meta:paragraph-count="69" meta:word-count="1184" meta:character-count="8298" meta:non-whitespace-character-count="7151"/>
    <meta:user-defined meta:name="Company">Toshiba</meta:user-defined>
    <meta:user-defined meta:name="Operator">Jeremy Holm</meta:user-defined>
  </office:meta>
</office:document-meta>
</file>